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Source Sans Pro" svg:font-family="'Source Sans Pro', sans-serif"/>
  </office:font-face-decls>
  <office:automatic-styles>
    <style:style style:name="P1" style:family="paragraph" style:parent-style-name="Text_20_body">
      <style:paragraph-properties fo:text-align="center" style:justify-single-word="false"/>
    </style:style>
    <style:style style:name="P2" style:family="paragraph" style:parent-style-name="Standard">
      <style:text-properties officeooo:rsid="0014a4b4" officeooo:paragraph-rsid="0014a4b4"/>
    </style:style>
    <style:style style:name="P3" style:family="paragraph" style:parent-style-name="Text_20_body">
      <style:paragraph-properties fo:text-align="start" style:justify-single-word="false"/>
      <style:text-properties officeooo:rsid="00159bf7" officeooo:paragraph-rsid="00159bf7"/>
    </style:style>
    <style:style style:name="P4" style:family="paragraph" style:parent-style-name="Text_20_body">
      <style:paragraph-properties fo:text-align="start" style:justify-single-word="false"/>
      <style:text-properties fo:font-weight="bold" officeooo:rsid="001774d4" officeooo:paragraph-rsid="001774d4" style:font-weight-asian="bold"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fo:font-weight="normal" officeooo:rsid="001774d4" officeooo:paragraph-rsid="001774d4" style:font-weight-asian="normal" style:font-weight-complex="normal"/>
    </style:style>
    <style:style style:name="P7" style:family="paragraph" style:parent-style-name="Text_20_body">
      <style:paragraph-properties fo:text-align="start" style:justify-single-word="false"/>
      <style:text-properties fo:font-weight="bold" officeooo:rsid="0018a1fd" officeooo:paragraph-rsid="0018a1fd" style:font-weight-asian="bold" style:font-weight-complex="bold"/>
    </style:style>
    <style:style style:name="P8" style:family="paragraph" style:parent-style-name="Text_20_body">
      <style:paragraph-properties fo:text-align="start" style:justify-single-word="false"/>
      <style:text-properties fo:font-weight="bold" officeooo:rsid="00204aff" officeooo:paragraph-rsid="00204aff" style:font-weight-asian="bold" style:font-weight-complex="bold"/>
    </style:style>
    <style:style style:name="P9" style:family="paragraph" style:parent-style-name="Text_20_body">
      <style:paragraph-properties fo:text-align="start" style:justify-single-word="false"/>
      <style:text-properties fo:font-weight="bold" officeooo:rsid="00204aff" officeooo:paragraph-rsid="00159bf7" style:font-weight-asian="bold" style:font-weight-complex="bold"/>
    </style:style>
    <style:style style:name="P10" style:family="paragraph" style:parent-style-name="Text_20_body">
      <style:paragraph-properties fo:text-align="start" style:justify-single-word="false"/>
      <style:text-properties fo:font-weight="bold" officeooo:rsid="001774d4" officeooo:paragraph-rsid="001774d4" style:font-weight-asian="bold" style:font-weight-complex="bold"/>
    </style:style>
    <style:style style:name="P11" style:family="paragraph" style:parent-style-name="Text_20_body">
      <style:paragraph-properties fo:text-align="start" style:justify-single-word="false"/>
      <style:text-properties fo:font-weight="bold" officeooo:rsid="0021dde8" officeooo:paragraph-rsid="0021dde8" style:font-weight-asian="bold" style:font-weight-complex="bold"/>
    </style:style>
    <style:style style:name="P12" style:family="paragraph" style:parent-style-name="Text_20_body">
      <style:paragraph-properties fo:text-align="start" style:justify-single-word="false"/>
      <style:text-properties fo:font-weight="bold" officeooo:paragraph-rsid="0018a1fd"/>
    </style:style>
    <style:style style:name="P13" style:family="paragraph" style:parent-style-name="Text_20_body">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774d4"/>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1ac2e1" style:font-weight-asian="normal" style:font-weight-complex="normal"/>
    </style:style>
    <style:style style:name="T7" style:family="text">
      <style:text-properties fo:font-weight="normal" officeooo:rsid="001c1386" style:font-weight-asian="normal" style:font-weight-complex="normal"/>
    </style:style>
    <style:style style:name="T8" style:family="text">
      <style:text-properties fo:font-weight="normal" officeooo:rsid="001cc21a" style:font-weight-asian="normal" style:font-weight-complex="normal"/>
    </style:style>
    <style:style style:name="T9" style:family="text">
      <style:text-properties fo:font-weight="normal" officeooo:rsid="001de923" style:font-weight-asian="normal" style:font-weight-complex="normal"/>
    </style:style>
    <style:style style:name="T10" style:family="text">
      <style:text-properties fo:font-weight="normal" officeooo:rsid="0018a1fd" style:font-weight-asian="normal" style:font-weight-complex="normal"/>
    </style:style>
    <style:style style:name="T11" style:family="text">
      <style:text-properties fo:font-weight="normal" officeooo:rsid="001eceb7" style:font-weight-asian="normal" style:font-weight-complex="normal"/>
    </style:style>
    <style:style style:name="T12" style:family="text">
      <style:text-properties fo:font-weight="normal" officeooo:rsid="002129e3" style:font-weight-asian="normal" style:font-weight-complex="normal"/>
    </style:style>
    <style:style style:name="T13" style:family="text">
      <style:text-properties fo:font-weight="normal" officeooo:rsid="0021dde8" style:font-weight-asian="normal" style:font-weight-complex="normal"/>
    </style:style>
    <style:style style:name="T14" style:family="text">
      <style:text-properties fo:font-weight="normal" officeooo:rsid="0021e5d4" style:font-weight-asian="normal" style:font-weight-complex="normal"/>
    </style:style>
    <style:style style:name="T15" style:family="text">
      <style:text-properties fo:font-weight="normal" officeooo:rsid="0022c414" style:font-weight-asian="normal" style:font-weight-complex="normal"/>
    </style:style>
    <style:style style:name="T16" style:family="text">
      <style:text-properties fo:font-variant="normal" fo:text-transform="none" fo:letter-spacing="normal" fo:font-style="normal" fo:font-weight="normal" officeooo:rsid="0021dde8" style:font-weight-asian="normal" style:font-weight-complex="normal" loext:padding="0cm" loext:border="none"/>
    </style:style>
    <style:style style:name="T17" style:family="text">
      <style:text-properties fo:font-variant="normal" fo:text-transform="none" fo:letter-spacing="normal" fo:font-style="normal" fo:font-weight="normal" officeooo:rsid="001eceb7" style:font-weight-asian="normal" style:font-weight-complex="normal" loext:padding="0cm" loext:border="none"/>
    </style:style>
    <style:style style:name="T18" style:family="text">
      <style:text-properties fo:font-variant="normal" fo:text-transform="none" fo:letter-spacing="normal" fo:font-style="normal" fo:font-weight="normal" loext:padding="0cm" loext:border="none"/>
    </style:style>
    <style:style style:name="T19" style:family="text">
      <style:text-properties fo:font-variant="normal" fo:text-transform="none" fo:letter-spacing="normal" fo:font-style="normal" fo:font-weight="normal" officeooo:rsid="0021dde8" loext:padding="0cm" loext:border="none"/>
    </style:style>
    <style:style style:name="T20" style:family="text">
      <style:text-properties officeooo:rsid="0018a1fd" style:font-weight-asian="bold" style:font-weight-complex="bold"/>
    </style:style>
    <style:style style:name="T21" style:family="text">
      <style:text-properties officeooo:rsid="0021dde8"/>
    </style:style>
    <style:style style:name="T22" style:family="text">
      <style:text-properties officeooo:rsid="0021dde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uno: Sandro Matheus Ramos<text:tab/><text:tab/><text:tab/><text:tab/><text:tab/><text:tab/><text:tab/> <text:s/>Data: 0<text:span text:style-name="T21">6</text:span>/08/2022</text:p>
      <text:p text:style-name="P2"/>
      <text:h text:style-name="P5" text:outline-level="1">Aplicações de Inteligência Artificial</text:h>
      <text:p text:style-name="P1"/>
      <text:p text:style-name="P9"><text:span text:style-name="T22">Financeiro</text:span><text:span text:style-name="T13">: Instituições financeiras e de cobrança vem utilizando algoritmos avançados para a detecção de fraudes, analisando os dados trafegados a fim de validá-los, buscar erros nas informações, minerá-las para segmentar em grupos, dando poder a estas instituições de se tornarem capazes de prever “candidatos” a fraude com base em situações previas já mapeadas e também simular fraudes que nunca tenham ocorrido, mas que tenha uma probabilidade de ocorrer.</text:span></text:p>
      <text:p text:style-name="P13"/>
      <text:p text:style-name="P13"><text:span text:style-name="T1">Varejo: </text:span><text:span text:style-name="T4">No Brasil as grandes marcas já estão aderindo as novas tecnologias e aplicando I.A em estruturas de recomendação de produtos mais personalizados para cada perfil de cliente, outras aplicações no próprio varejo ainda podem ser vistas na otimização dos CD’s(Centro de Distribuições), algoritmos auxiliando a otimizar a logística a fim de entregar o produto para o cliente no menor tempo possível, planejamento de estoque com algoritmos que auxiliam na análise preditiva a fim de realizar compras mais assertivas, afinal estoque parado é despesa, e por fim a utilização de chatbots avançados que utilizam linguagem natural para realizar uma conversa fluída com o cliente e solucionar diversos problemas comuns ou até mesmo realizar uma venda.</text:span></text:p>
      <text:p text:style-name="P13"/>
      <text:p text:style-name="P13"><text:span text:style-name="T1">Transportes: Há muito tempo</text:span> <text:span text:style-name="T4">já é falado da Tesla e seus carros elétricos autônomos, desde dos primeiros testes realizados em 2018 com o Tesla Model 3 muito já evoluiu e hoje já podemos presenciar cenas como pessoas dormindo no volante em rodovias. Tal automação se da por conta de uma rede de sensores distribuídos por todos carro e uma poderosa I.A que analisa todos esses dados e realiza tomadas de decisão em tempo real e assim o Autopilot pode ajudar o motorista a se manter na faixa, estacionar em uma vaga e realizar paradas em semáforos e placas de pare, mas lembrando que isso se trata de uma automação parcial que ainda necessita da atenção do motorista ao volante. Tivemos também iniciativas por pate do Uber onde seu projeto de carros autônomos estava evoluindo muito, porem em decorrência da pandemia e o faturamento diminuindo certa de 80% em algumas cidades o projeto foi vendido para a Aurora Innovation, uma startup do Vale do Silício. A empresa que mais se destaca atualmente no desenvolvimento de carros efetivamente autônomos é a Waymo, “irma do Google”, pertencente ao grupo Alphabet, esta que já vem realizando testes com carros autônomos em diversas cidades dos EUA desde 2019. Outro caso interessante mencionar é da </text:span><text:span text:style-name="T18">fabricante chinêsa de drones Ehang que começou a operar seu táxi aéreo sem piloto para trafegar pelos céus de Dubai, saindo um pouco da já conhecida utilização de automação de direção em carros e utilizando drones que conseguem carregar grandes cargas.</text:span></text:p>
      <text:p text:style-name="P13"/>
      <text:p text:style-name="P13"><text:span text:style-name="T1">Saúde: </text:span><text:span text:style-name="T4">A utilização nessa área pode se dar tanto melhorando o atendimento da população por</text:span> <text:span text:style-name="T4">meio da análise das filas de pacientes por especialidades</text:span> <text:span text:style-name="T4">em cada unidade de atendimento, visto que podemos ter uma superlotação em uma unidade e alguma outra unidade ociosa para determinada especialidade, com isso trazendo agilidade ao atendimento a população. Um caso já conhecido de utilização é o do Watson Health da IBM que auxilia médicos do mundo todo com diagnósticos mais </text:span><text:soft-page-break/><text:span text:style-name="T4">assertivos realizando uma busca do caso que está sendo analisado e o confrontando com um banco com milhares de registros de outros casos já tratados, assim otimizando o tempo de tratamentos dos pacientes.</text:span></text:p>
      <text:p text:style-name="P13"/>
      <text:p text:style-name="P13"><text:span text:style-name="T1">Educação: </text:span><text:span text:style-name="T4">Sabemos que cada pessoa tem uma forma de absorver o conteúdo e que em alguns momentos isso não vai de encontro com o padrão da sala, uma das primeiras utilidades da I.A seria a de identificar qual o melhor método de ensino para esse aluno e a segunda é que com esses insights auxiliar o professor a passar o conteúdo para esse aluno de uma forma mais eficiente, isso no modelo EAD se encaixa como uma luva, uma vez que o ensino depende também do próprio aluno. Um aplicativo educacional que vem apostando em I.A é o conhecido duolingo que em 2021 adicionou tais recursos em seu aplicativo, trazendo um ensino mais personalizado para cada usuário, na prática a I.A faz um cruzamento do material que está sendo estudado e os exercícios já concluídos, assim quanto mais exercícios difíceis o usuário completar com exito mais o nível de dificuldade do idioma estudado vai subir, segundo a plataforma as aulas construídas pela I.A tiveram um percentual menor de evasão do app, uma vez que o usuário se sentiu mais confortável a continuar.</text:span></text:p>
      <text:p text:style-name="P8"><text:span text:style-name="T13"/></text:p>
      <text:p text:style-name="P7"><text:span text:style-name="T11"/></text:p>
      <text:p text:style-name="P6"><text:s text:c="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Source Sans Pro"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4T21:00:41.046018172</meta:creation-date>
    <dc:date>2022-08-06T19:53:35.099787961</dc:date>
    <meta:editing-duration>PT42M33S</meta:editing-duration>
    <meta:editing-cycles>4</meta:editing-cycles>
    <meta:generator>LibreOffice/7.3.5.2$Linux_X86_64 LibreOffice_project/392c644e8a6d1ea0765aa2d613a91bcef808d6ea</meta:generator>
    <meta:document-statistic meta:table-count="0" meta:image-count="0" meta:object-count="0" meta:page-count="2" meta:paragraph-count="8" meta:word-count="734" meta:character-count="4508" meta:non-whitespace-character-count="3770"/>
  </office:meta>
</office:document-meta>
</file>